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svg:font-family="David"/>
    <style:font-face style:name="Lohit Devanagari1" svg:font-family="'Lohit Devanagari'"/>
    <style:font-face style:name="arial" svg:font-family="arial"/>
    <style:font-face style:name="sbl hebrew" svg:font-family="'sbl hebrew', 'arial hebrew', aria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writing-mode="rl-tb"/>
      <style:text-properties style:text-underline-style="solid" style:text-underline-width="auto" style:text-underline-color="font-color" officeooo:rsid="0010b1ad" officeooo:paragraph-rsid="0010b1ad"/>
    </style:style>
    <style:style style:name="P2" style:family="paragraph" style:parent-style-name="Standard">
      <style:paragraph-properties fo:text-align="end" style:justify-single-word="false" style:writing-mode="rl-tb"/>
      <style:text-properties style:text-underline-style="none" officeooo:rsid="0010b1ad" officeooo:paragraph-rsid="0010b1ad"/>
    </style:style>
    <style:style style:name="P3" style:family="paragraph" style:parent-style-name="Standard">
      <style:paragraph-properties fo:text-align="end" style:justify-single-word="false" style:writing-mode="rl-tb"/>
      <style:text-properties fo:font-size="12pt" style:text-underline-style="none" officeooo:rsid="0010b1ad" officeooo:paragraph-rsid="0010b1ad" style:font-size-asian="12pt" style:font-size-complex="12pt"/>
    </style:style>
    <style:style style:name="P4" style:family="paragraph" style:parent-style-name="Text_20_body">
      <style:paragraph-properties fo:margin-left="0in" fo:margin-right="0in" fo:text-align="end" style:justify-single-word="false" fo:orphans="2" fo:widows="2" fo:text-indent="0in" style:auto-text-indent="false" style:writing-mode="rl-tb"/>
      <style:text-properties fo:font-variant="normal" fo:text-transform="none" fo:color="#222222" fo:font-size="12pt" fo:letter-spacing="normal" style:font-size-asian="12pt" style:font-size-complex="12pt"/>
    </style:style>
    <style:style style:name="P5" style:family="paragraph" style:parent-style-name="Text_20_body">
      <style:paragraph-properties fo:margin-left="0in" fo:margin-right="0in" fo:text-align="end" style:justify-single-word="false" fo:orphans="2" fo:widows="2" fo:text-indent="0in" style:auto-text-indent="false" style:writing-mode="rl-tb"/>
      <style:text-properties fo:font-variant="normal" fo:text-transform="none" fo:color="#222222" fo:letter-spacing="normal"/>
    </style:style>
    <style:style style:name="P6" style:family="paragraph" style:parent-style-name="Text_20_body">
      <style:paragraph-properties fo:text-align="end" style:justify-single-word="false" style:writing-mode="rl-tb"/>
      <style:text-properties fo:font-variant="normal" fo:text-transform="none" fo:color="#222222" fo:font-size="12pt" fo:letter-spacing="normal" style:text-underline-style="none" officeooo:rsid="0010b1ad" officeooo:paragraph-rsid="0010b1ad" style:font-size-asian="12pt" style:font-size-complex="12pt"/>
    </style:style>
    <style:style style:name="P7" style:family="paragraph" style:parent-style-name="Text_20_body">
      <style:paragraph-properties fo:text-align="end" style:justify-single-word="false" style:writing-mode="rl-tb"/>
      <style:text-properties fo:font-variant="normal" fo:text-transform="none" fo:color="#222222" fo:font-size="12pt" fo:letter-spacing="normal" style:text-underline-style="none" officeooo:rsid="001222ba" officeooo:paragraph-rsid="001222ba" style:font-size-asian="12pt" style:font-size-complex="12pt"/>
    </style:style>
    <style:style style:name="P8" style:family="paragraph" style:parent-style-name="Text_20_body">
      <style:paragraph-properties fo:text-align="end" style:justify-single-word="false" style:writing-mode="rl-tb"/>
      <style:text-properties fo:font-variant="normal" fo:text-transform="none" fo:color="#222222" fo:font-size="12pt" fo:letter-spacing="normal" style:text-underline-style="none" officeooo:rsid="0012be57" officeooo:paragraph-rsid="0012be57" style:font-size-asian="12pt" style:font-size-complex="12pt"/>
    </style:style>
    <style:style style:name="T1" style:family="text">
      <style:text-properties fo:font-size="12pt" style:font-size-asian="12pt" style:font-name-complex="David" style:font-size-complex="12pt" style:font-style-complex="normal" style:font-weight-complex="normal"/>
    </style:style>
    <style:style style:name="T2" style:family="text">
      <style:text-properties style:font-name="David" fo:font-style="normal" fo:font-weight="normal"/>
    </style:style>
    <style:style style:name="T3" style:family="text">
      <style:text-properties style:font-name="David" fo:font-size="15.75pt" fo:font-style="normal" fo:font-weight="normal"/>
    </style:style>
    <style:style style:name="T4" style:family="text">
      <style:text-properties style:font-name-complex="David" style:font-style-complex="normal" style:font-weight-complex="normal"/>
    </style:style>
    <style:style style:name="T5" style:family="text">
      <style:text-properties officeooo:rsid="001222ba" style:font-name-complex="David"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עמלק</text:p>
      <text:p text:style-name="P2"/>
      <text:p text:style-name="P6"><text:span text:style-name="T4">בשבת זכור אנו קוראים את פרשת זכור שמצווה עלינו ל</text:span><text:span text:style-name="T5">ז</text:span><text:span text:style-name="T4">כור את מעשי עמלק. הסיפור עצמו מופיע בפרשת בשלח בספר שמות.</text:span></text:p>
      <text:p text:style-name="P6"><text:span text:style-name="T4">ישנ</text:span><text:span text:style-name="T5">ו הבדל בין שני התיאורים. בספר שמות, המלחמה בעמלק היא משימה של ה'. אנחנו מצווים לזכור את זה שה' ימחה את עמלק. ה' נשבע בכיסאו שיעשה זאת.</text:span></text:p>
      <text:p text:style-name="P7"><text:span text:style-name="T4">לעומת זאת בספר דברים, המשימה היא של בני ישראל.</text:span></text:p>
      <text:p text:style-name="P7"><text:span text:style-name="T4">אפשר להסביר את השוני הזה על פי התיאור של המלחמה עצמה.</text:span></text:p>
      <text:p text:style-name="P7"><text:span text:style-name="T4">בספר שמות עמלק בא ונלחם עם ישראל ישירות. לעומת זאת בדברים, עמלק אורב לעם ישראל ופוגע בנחשלים. </text:span></text:p>
      <text:p text:style-name="P7"><text:span text:style-name="T4">למה צריך לזכור את מה שעשה עמלק?</text:span></text:p>
      <text:p text:style-name="P7"><text:span text:style-name="T4">עמלק הוא הראשון לבוא להלחם עם ישראל. בני ישראל רק יצאו ממצרים וכבר הוא בא להלחם איתם. מעשה נפשע כזה צריך לזכור. הסבר כזה מתיישב עם הכתוב בשמות.</text:span></text:p>
      <text:p text:style-name="P7"><text:span text:style-name="T4">את המצווה לזכור בספר דברים אפשר להסביר אחרת. היא דווקא בגלל שהפגיעה היא בנחשלים. קל לא לשים לב לפגיעה בחלשים של החברה, קל לשכוח פגיעה כזאת אבל התורה מצווה אותנו לזכור אותה ולא לשכוח.</text:span></text:p>
      <text:p text:style-name="P7"><text:span text:style-name="T4"/></text:p>
      <text:p text:style-name="P8"><text:span text:style-name="T4">עמלק כיצה"ר -</text:span></text:p>
      <text:p text:style-name="P8"><text:span text:style-name="T4">יצה"ר יכול לתקוף אותנו בשתי צורות. פיתוי גדול, התמודדות ישירה שבה אנחנו נדרשים להחליט האם להסכים או להתנגד. לעומת זאת הוא יכול לנסות לפתות אותנו בשוליים, בנקודות החולשה שלנו, וככה לגרום לנו ליפול בלי בכלל לשים לב. צריך להתמודד עם שתי הצורות האלה.</text:span></text:p>
      <text:p text:style-name="P7"><text:span text:style-name="T4"/></text:p>
      <text:p text:style-name="P6"><text:span text:style-name="T4">זָכוֹר אֵת אֲשֶׁר עָשָׂה לְךָ עֲמָלֵק <text:s/>בַּדֶּרֶךְ בְּצֵאתְכֶם מִמִּצְרָיִם</text:span><text:span text:style-name="T2">.</text:span></text:p>
      <text:p text:style-name="P4"><text:span text:style-name="T4">אֲשֶׁר קָרְךָ בַּדֶּרֶךְ וַיְזַנֵּב בְּךָ כָּל הַנֶּחֱשָׁלִים אַחַרֶיךָ וְאַתָּה עָיֵף וְיָגֵעַ וְלֹא יָרֵא אֱלֹהִים</text:span><text:span text:style-name="T2">.</text:span></text:p>
      <text:p text:style-name="P4"><text:span text:style-name="T4">וְהָיָה בְּהָנִיחַ יְהוָה אֱלֹהֶיךָ לְךָ מִכָּל אֹיְבֶיךָ מִסָּבִיב בָּאָרֶץ אֲשֶׁר יְהוָה אֱלֹהֶיךָ נֹתֵן לְךָ נַחֲלָה לְרִשְׁתָּהּ תִּמְחֶה אֶת זֵכֶר עֲמָלֵק מִתַּחַת הַשָּׁמָיִם לֹא תִּשְׁכָּח</text:span><text:span text:style-name="T2">.</text:span></text:p>
      <text:p text:style-name="P3"/>
      <text:p text:style-name="P3"/>
      <text:p text:style-name="P6"><text:span text:style-name="T4">וַיָּבֹא עֲמָלֵק וַיִּלָּחֶם עִם יִשְׂרָאֵל בִּרְפִידִם</text:span><text:span text:style-name="T2">.</text:span></text:p>
      <text:p text:style-name="P4"><text:span text:style-name="T4">וַיֹּאמֶר מֹשֶׁה אֶל יְהוֹשֻׁעַ בְּחַר לָנוּ אֲנָשִׁים וְצֵא הִלָּחֵם בַּעֲמָלֵק מָחָר אָנֹכִי נִצָּב עַל רֹאשׁ הַגִּבְעָה וּמַטֵּה הָאֱלֹהִים בְּיָדִי</text:span><text:span text:style-name="T2">.</text:span></text:p>
      <text:p text:style-name="P4"><text:span text:style-name="T4">וַיַּעַשׂ יְהוֹשֻׁעַ כַּאֲשֶׁר אָמַר לוֹ מֹשֶׁה לְהִלָּחֵם בַּעֲמָלֵק וּמֹשֶׁה אַהֲרֹן וְחוּר <text:s/>עָלוּ רֹאשׁ הַגִּבְעָה</text:span><text:span text:style-name="T2">.</text:span></text:p>
      <text:p text:style-name="P4"><text:span text:style-name="T4">וְהָיָה כַּאֲשֶׁר יָרִים מֹשֶׁה <text:s/>יָדוֹ וְגָבַר יִשְׂרָאֵל וְכַאֲשֶׁר יָנִיחַ <text:s/>יָדוֹ וְגָבַר עֲמָלֵק</text:span><text:span text:style-name="T2">.</text:span></text:p>
      <text:p text:style-name="P4"><text:soft-page-break/><text:span text:style-name="T4">וִידֵי מֹשֶׁה כְּבֵדִים <text:s/>וַיִּקְחוּ אֶבֶן <text:s/>וַיָּשִׂימוּ תַחְתָּיו וַיֵּשֶׁב עָלֶיהָ וְאַהֲרֹן וְחוּר <text:s/>תָּמְכוּ בְיָדָיו מִזֶּה אֶחָד וּמִזֶּה אֶחָד וַיְהִי יָדָיו אֱמוּנָה עַד בֹּא הַשָּׁמֶשׁ</text:span><text:span text:style-name="T2">.</text:span></text:p>
      <text:p text:style-name="P4"><text:span text:style-name="T4">וַיַּחֲלֹשׁ יְהוֹשֻׁעַ אֶת עֲמָלֵק וְאֶת <text:s/>עַמּוֹ לְפִי חָרֶב</text:span><text:span text:style-name="T2">.<text:line-break/><text:line-break/></text:span><text:span text:style-name="T4">וַיֹּאמֶר יְהוָה אֶל מֹשֶׁה כְּתֹב זֹאת זִכָּרוֹן בַּסֵּפֶר וְשִׂים בְּאָזְנֵי יְהוֹשֻׁעַ כִּי מָחֹה אֶמְחֶה אֶת זֵכֶר עֲמָלֵק מִתַּחַת הַשָּׁמָיִם</text:span><text:span text:style-name="T2">.</text:span></text:p>
      <text:p text:style-name="P4"><text:span text:style-name="T4">וַיִּבֶן מֹשֶׁה מִזְבֵּחַ וַיִּקְרָא <text:s/>שְׁמוֹ יְהוָה נִסִּי</text:span><text:span text:style-name="T2">.</text:span></text:p>
      <text:p text:style-name="P5"><text:span text:style-name="T1">וַיֹּאמֶר כִּי יָד עַל כֵּס יָהּ מִלְחָמָה לַיהוָה בַּעֲמָלֵק מִדֹּר דֹּר</text:span><text:span text:style-name="T3">.</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svg:font-family="David"/>
    <style:font-face style:name="Lohit Devanagari1" svg:font-family="'Lohit Devanagari'"/>
    <style:font-face style:name="arial" svg:font-family="arial"/>
    <style:font-face style:name="sbl hebrew" svg:font-family="'sbl hebrew', 'arial hebrew', aria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8T08:48:37.410955862</meta:creation-date>
    <dc:date>2020-03-08T09:16:34.658764271</dc:date>
    <meta:editing-duration>PT7M7S</meta:editing-duration>
    <meta:editing-cycles>1</meta:editing-cycles>
    <meta:document-statistic meta:table-count="0" meta:image-count="0" meta:object-count="0" meta:page-count="2" meta:paragraph-count="22" meta:word-count="366" meta:character-count="1859" meta:non-whitespace-character-count="1504"/>
    <meta:generator>LibreOffice/6.0.7.3$Linux_X86_64 LibreOffice_project/00m0$Build-3</meta:generator>
  </office:meta>
</office:document-meta>
</file>